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2.275cm"/>
    </style:style>
    <style:style style:name="co4" style:family="table-column">
      <style:table-column-properties fo:break-before="auto" style:column-width="2.358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.82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ff" style:text-align-source="fix" style:repeat-content="false" fo:wrap-option="wrap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ffff00" fo:border="0.002cm solid #000000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>
      <style:table-cell-properties fo:background-color="#e6e6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ex_cor_note" table:style-name="ta1" table:print="false">
        <table:table-column table:style-name="co1" table:number-columns-repeated="2" table:default-cell-style-name="ce3"/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Note</text:p>
          </table:table-cell>
          <table:table-cell table:style-name="ce1" office:value-type="string">
            <text:p>Matière</text:p>
          </table:table-cell>
          <table:table-cell table:style-name="ce4" table:number-columns-repeated="2"/>
          <table:table-cell table:style-name="ce5" office:value-type="string">
            <text:p>Matière</text:p>
          </table:table-cell>
          <table:table-cell table:style-name="ce5" office:value-type="string">
            <text:p>coef</text:p>
          </table:table-cell>
          <table:table-cell table:style-name="ce5" office:value-type="string">
            <text:p>ue</text:p>
          </table:table-cell>
          <table:table-cell table:style-name="ce5" office:value-type="string">
            <text:p>Nb de notes</text:p>
          </table:table-cell>
          <table:table-cell table:style-name="ce5" office:value-type="string">
            <text:p>Somme des notes</text:p>
          </table:table-cell>
          <table:table-cell table:style-name="ce5" office:value-type="string">
            <text:p>moyenne</text:p>
          </table:table-cell>
          <table:table-cell table:style-name="ce5" office:value-type="string">
            <text:p>prod_moy_coef</text:p>
          </table:table-cell>
          <table:table-cell table:style-name="ce4" table:number-columns-repeated="1013"/>
        </table:table-row>
        <table:table-row table:style-name="ro4">
          <table:table-cell table:style-name="ce2" office:value-type="string">
            <text:p>Note</text:p>
          </table:table-cell>
          <table:table-cell table:style-name="ce2" office:value-type="string">
            <text:p>mat</text:p>
          </table:table-cell>
          <table:table-cell table:number-columns-repeated="2"/>
          <table:table-cell table:style-name="ce6" office:value-type="string">
            <text:p>lst_mat</text:p>
          </table:table-cell>
          <table:table-cell table:style-name="ce6" office:value-type="string">
            <text:p>c_mat</text:p>
          </table:table-cell>
          <table:table-cell table:style-name="ce6" office:value-type="string">
            <text:p>ue</text:p>
          </table:table-cell>
          <table:table-cell table:style-name="ce6" office:value-type="string">
            <text:p>nb_note_mat</text:p>
          </table:table-cell>
          <table:table-cell table:style-name="ce6" office:value-type="string">
            <text:p>s_note_mat</text:p>
          </table:table-cell>
          <table:table-cell table:style-name="ce6" office:value-type="string">
            <text:p>moy_mat</text:p>
          </table:table-cell>
          <table:table-cell table:style-name="ce6" office:value-type="string">
            <text:p>prod_moy_coeff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mat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COUNTIF(mat;lst_mat)" office:value-type="float" office:value="8">
            <text:p>8</text:p>
          </table:table-cell>
          <table:table-cell table:formula="of:=SUMIF(mat;lst_mat;note)" office:value-type="float" office:value="103">
            <text:p>103</text:p>
          </table:table-cell>
          <table:table-cell table:formula="of:=[.I3]/[.H3]" office:value-type="float" office:value="12.875">
            <text:p>12,88</text:p>
          </table:table-cell>
          <table:table-cell table:formula="of:=moy_mat*c_mat" office:value-type="float" office:value="25.75">
            <text:p>25,75</text:p>
          </table:table-cell>
          <table:table-cell table:number-columns-repeated="1013"/>
        </table:table-row>
        <table:table-row table:style-name="ro4">
          <table:table-cell office:value-type="float" office:value="16">
            <text:p>16</text:p>
          </table:table-cell>
          <table:table-cell office:value-type="string">
            <text:p>math</text:p>
          </table:table-cell>
          <table:table-cell table:number-columns-repeated="2"/>
          <table:table-cell office:value-type="string">
            <text:p>stat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COUNTIF(mat;lst_mat)" office:value-type="float" office:value="2">
            <text:p>2</text:p>
          </table:table-cell>
          <table:table-cell table:formula="of:=SUMIF(mat;lst_mat;note)" office:value-type="float" office:value="22">
            <text:p>22</text:p>
          </table:table-cell>
          <table:table-cell table:formula="of:=[.I4]/[.H4]" office:value-type="float" office:value="11">
            <text:p>11</text:p>
          </table:table-cell>
          <table:table-cell table:formula="of:=moy_mat*c_mat" office:value-type="float" office:value="55">
            <text:p>55</text:p>
          </table:table-cell>
          <table:table-cell table:number-columns-repeated="1013"/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stat</text:p>
          </table:table-cell>
          <table:table-cell table:number-columns-repeated="2"/>
          <table:table-cell office:value-type="string">
            <text:p>info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COUNTIF(mat;lst_mat)" office:value-type="float" office:value="9">
            <text:p>9</text:p>
          </table:table-cell>
          <table:table-cell table:formula="of:=SUMIF(mat;lst_mat;note)" office:value-type="float" office:value="81">
            <text:p>81</text:p>
          </table:table-cell>
          <table:table-cell table:formula="of:=[.I5]/[.H5]" office:value-type="float" office:value="9">
            <text:p>9</text:p>
          </table:table-cell>
          <table:table-cell table:formula="of:=moy_mat*c_mat" office:value-type="float" office:value="54">
            <text:p>54</text:p>
          </table:table-cell>
          <table:table-cell table:number-columns-repeated="1013"/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stat</text:p>
          </table:table-cell>
          <table:table-cell table:number-columns-repeated="2"/>
          <table:table-cell office:value-type="string">
            <text:p>meca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COUNTIF(mat;lst_mat)" office:value-type="float" office:value="4">
            <text:p>4</text:p>
          </table:table-cell>
          <table:table-cell table:formula="of:=SUMIF(mat;lst_mat;note)" office:value-type="float" office:value="24">
            <text:p>24</text:p>
          </table:table-cell>
          <table:table-cell table:formula="of:=[.I6]/[.H6]" office:value-type="float" office:value="6">
            <text:p>6</text:p>
          </table:table-cell>
          <table:table-cell table:formula="of:=moy_mat*c_mat" office:value-type="float" office:value="24">
            <text:p>24</text:p>
          </table:table-cell>
          <table:table-cell table:number-columns-repeated="1013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info</text:p>
          </table:table-cell>
          <table:table-cell table:number-columns-repeated="2"/>
          <table:table-cell office:value-type="string">
            <text:p>elec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COUNTIF(mat;lst_mat)" office:value-type="float" office:value="3">
            <text:p>3</text:p>
          </table:table-cell>
          <table:table-cell table:formula="of:=SUMIF(mat;lst_mat;note)" office:value-type="float" office:value="34">
            <text:p>34</text:p>
          </table:table-cell>
          <table:table-cell table:formula="of:=[.I7]/[.H7]" office:value-type="float" office:value="11.3333333333333">
            <text:p>11,33</text:p>
          </table:table-cell>
          <table:table-cell table:formula="of:=moy_mat*c_mat" office:value-type="float" office:value="22.6666666666667">
            <text:p>22,67</text:p>
          </table:table-cell>
          <table:table-cell table:number-columns-repeated="1013"/>
        </table:table-row>
        <table:table-row table:style-name="ro4">
          <table:table-cell office:value-type="float" office:value="13">
            <text:p>13</text:p>
          </table:table-cell>
          <table:table-cell office:value-type="string">
            <text:p>info</text:p>
          </table:table-cell>
          <table:table-cell table:number-columns-repeated="2"/>
          <table:table-cell office:value-type="string">
            <text:p>trh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COUNTIF(mat;lst_mat)" office:value-type="float" office:value="5">
            <text:p>5</text:p>
          </table:table-cell>
          <table:table-cell table:formula="of:=SUMIF(mat;lst_mat;note)" office:value-type="float" office:value="71">
            <text:p>71</text:p>
          </table:table-cell>
          <table:table-cell table:formula="of:=[.I8]/[.H8]" office:value-type="float" office:value="14.2">
            <text:p>14,2</text:p>
          </table:table-cell>
          <table:table-cell table:formula="of:=moy_mat*c_mat" office:value-type="float" office:value="56.8">
            <text:p>56,8</text:p>
          </table:table-cell>
          <table:table-cell table:number-columns-repeated="1013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meca</text:p>
          </table:table-cell>
          <table:table-cell table:number-columns-repeated="5"/>
          <table:table-cell table:formula="of:=SUM([.H3:.H8])" office:value-type="float" office:value="31">
            <text:p>31</text:p>
          </table:table-cell>
          <table:table-cell table:number-columns-repeated="1016"/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elec</text:p>
          </table:table-cell>
          <table:table-cell table:number-columns-repeated="7"/>
          <table:table-cell table:style-name="ce5"/>
          <table:table-cell table:number-columns-repeated="1014"/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elec</text:p>
          </table:table-cell>
          <table:table-cell table:number-columns-repeated="2"/>
          <table:table-cell table:style-name="ce5" office:value-type="string">
            <text:p>UE </text:p>
          </table:table-cell>
          <table:table-cell table:style-name="ce5" office:value-type="string">
            <text:p>Nb de notes</text:p>
          </table:table-cell>
          <table:table-cell table:style-name="ce5" office:value-type="string">
            <text:p>somme des notes</text:p>
          </table:table-cell>
          <table:table-cell table:style-name="ce5" office:value-type="string">
            <text:p>moyenne sans coef mat</text:p>
          </table:table-cell>
          <table:table-cell table:style-name="ce5" office:value-type="string">
            <text:p>Somme coef/ue</text:p>
          </table:table-cell>
          <table:table-cell table:style-name="ce5" office:value-type="string">
            <text:p>Somme des prod moy*coef</text:p>
          </table:table-cell>
          <table:table-cell table:style-name="ce5" office:value-type="string">
            <text:p>Moyenne UE</text:p>
          </table:table-cell>
          <table:table-cell table:number-columns-repeated="1013"/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trh</text:p>
          </table:table-cell>
          <table:table-cell table:number-columns-repeated="2"/>
          <table:table-cell table:style-name="ce6" office:value-type="string">
            <text:p>lst_ue</text:p>
          </table:table-cell>
          <table:table-cell table:style-name="ce6" table:number-columns-repeated="3"/>
          <table:table-cell table:style-name="ce6" office:value-type="string">
            <text:p>s_coeff</text:p>
          </table:table-cell>
          <table:table-cell table:style-name="ce6" office:value-type="string">
            <text:p>s_moy_coeff</text:p>
          </table:table-cell>
          <table:table-cell table:number-columns-repeated="1014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info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SUMIF(ue;lst_ue;nb_note_mat)" office:value-type="float" office:value="17">
            <text:p>17</text:p>
          </table:table-cell>
          <table:table-cell table:formula="of:=SUMIF(ue;lst_ue;s_note_mat)" office:value-type="float" office:value="184">
            <text:p>184</text:p>
          </table:table-cell>
          <table:table-cell table:formula="of:=[.G13]/[.F13]" office:value-type="float" office:value="10.8235294117647">
            <text:p>10,82</text:p>
          </table:table-cell>
          <table:table-cell table:formula="of:=SUMIF(ue;lst_ue;c_mat)" office:value-type="float" office:value="8">
            <text:p>8</text:p>
          </table:table-cell>
          <table:table-cell table:formula="of:=SUMIF(ue;lst_ue;prod_moy_coeff)" office:value-type="float" office:value="79.75">
            <text:p>79,75</text:p>
          </table:table-cell>
          <table:table-cell table:formula="of:=s_moy_coeff/s_coeff" office:value-type="float" office:value="9.96875">
            <text:p>9,97</text:p>
          </table:table-cell>
          <table:table-cell table:number-columns-repeated="1013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fo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IF(ue;lst_ue;nb_note_mat)" office:value-type="float" office:value="7">
            <text:p>7</text:p>
          </table:table-cell>
          <table:table-cell table:formula="of:=SUMIF(ue;lst_ue;note)" office:value-type="float" office:value="29">
            <text:p>29</text:p>
          </table:table-cell>
          <table:table-cell table:formula="of:=[.G14]/[.F14]" office:value-type="float" office:value="4.14285714285714">
            <text:p>4,14</text:p>
          </table:table-cell>
          <table:table-cell table:formula="of:=SUMIF(ue;lst_ue;c_mat)" office:value-type="float" office:value="9">
            <text:p>9</text:p>
          </table:table-cell>
          <table:table-cell table:formula="of:=SUMIF(ue;lst_ue;prod_moy_coeff)" office:value-type="float" office:value="111.8">
            <text:p>111,8</text:p>
          </table:table-cell>
          <table:table-cell table:formula="of:=s_moy_coeff/s_coeff" office:value-type="float" office:value="12.4222222222222">
            <text:p>12,42</text:p>
          </table:table-cell>
          <table:table-cell table:number-columns-repeated="1013"/>
        </table:table-row>
        <table:table-row table:style-name="ro4">
          <table:table-cell office:value-type="float" office:value="18">
            <text:p>18</text:p>
          </table:table-cell>
          <table:table-cell office:value-type="string">
            <text:p>trh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SUMIF(ue;lst_ue;nb_note_mat)" office:value-type="float" office:value="7">
            <text:p>7</text:p>
          </table:table-cell>
          <table:table-cell table:formula="of:=SUMIF(ue;lst_ue;note)" office:value-type="float" office:value="14">
            <text:p>14</text:p>
          </table:table-cell>
          <table:table-cell table:formula="of:=[.G15]/[.F15]" office:value-type="float" office:value="2">
            <text:p>2</text:p>
          </table:table-cell>
          <table:table-cell table:formula="of:=SUMIF(ue;lst_ue;c_mat)" office:value-type="float" office:value="6">
            <text:p>6</text:p>
          </table:table-cell>
          <table:table-cell table:formula="of:=SUMIF(ue;lst_ue;prod_moy_coeff)" office:value-type="float" office:value="46.6666666666667">
            <text:p>46,67</text:p>
          </table:table-cell>
          <table:table-cell table:formula="of:=s_moy_coeff/s_coeff" office:value-type="float" office:value="7.77777777777778">
            <text:p>7,78</text:p>
          </table:table-cell>
          <table:table-cell table:number-columns-repeated="1013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rh</text:p>
          </table:table-cell>
          <table:table-cell table:number-columns-repeated="3"/>
          <table:table-cell table:formula="of:=SUM([.F13:.F15])" office:value-type="float" office:value="31">
            <text:p>31</text:p>
          </table:table-cell>
          <table:table-cell table:number-columns-repeated="1018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ath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math</text:p>
          </table:table-cell>
          <table:table-cell table:number-columns-repeated="2"/>
          <table:table-cell table:style-name="ce5" office:value-type="string">
            <text:p>Début</text:p>
          </table:table-cell>
          <table:table-cell table:style-name="ce5" office:value-type="string">
            <text:p>Fin</text:p>
          </table:table-cell>
          <table:table-cell table:style-name="ce5" office:value-type="string">
            <text:p>nb de notes &lt;n_deb</text:p>
          </table:table-cell>
          <table:table-cell table:style-name="ce5" office:value-type="string">
            <text:p>nb de notes &lt;n_fin</text:p>
          </table:table-cell>
          <table:table-cell table:style-name="ce5" office:value-type="string">
            <text:p>nb de notes</text:p>
          </table:table-cell>
          <table:table-cell table:number-columns-repeated="1015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info</text:p>
          </table:table-cell>
          <table:table-cell table:number-columns-repeated="2"/>
          <table:table-cell table:style-name="ce6" office:value-type="string">
            <text:p>n_deb</text:p>
          </table:table-cell>
          <table:table-cell table:style-name="ce6" office:value-type="string">
            <text:p>n_fin</text:p>
          </table:table-cell>
          <table:table-cell table:style-name="ce6" table:number-columns-repeated="3"/>
          <table:table-cell table:number-columns-repeated="1015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info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COUNTIF(note;&quot;&lt;&quot;&amp;n_deb)" office:value-type="float" office:value="0">
            <text:p>0</text:p>
          </table:table-cell>
          <table:table-cell table:formula="of:=COUNTIF(note;&quot;&lt;=&quot;&amp;n_fin)" office:value-type="float" office:value="3">
            <text:p>3</text:p>
          </table:table-cell>
          <table:table-cell table:formula="of:=[.H20]-[.G20]"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fo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COUNTIF(note;&quot;&lt;&quot;&amp;n_deb)" office:value-type="float" office:value="3">
            <text:p>3</text:p>
          </table:table-cell>
          <table:table-cell table:formula="of:=COUNTIF(note;&quot;&lt;=&quot;&amp;n_fin)" office:value-type="float" office:value="11">
            <text:p>11</text:p>
          </table:table-cell>
          <table:table-cell table:formula="of:=[.H21]-[.G21]" office:value-type="float" office:value="8">
            <text:p>8</text:p>
          </table:table-cell>
          <table:table-cell table:number-columns-repeated="1015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eca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COUNTIF(note;&quot;&lt;&quot;&amp;n_deb)" office:value-type="float" office:value="11">
            <text:p>11</text:p>
          </table:table-cell>
          <table:table-cell table:formula="of:=COUNTIF(note;&quot;&lt;=&quot;&amp;n_fin)" office:value-type="float" office:value="24">
            <text:p>24</text:p>
          </table:table-cell>
          <table:table-cell table:formula="of:=[.H22]-[.G22]" office:value-type="float" office:value="13">
            <text:p>13</text:p>
          </table:table-cell>
          <table:table-cell table:number-columns-repeated="1015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math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table:formula="of:=COUNTIF(note;&quot;&lt;&quot;&amp;n_deb)" office:value-type="float" office:value="24">
            <text:p>24</text:p>
          </table:table-cell>
          <table:table-cell table:formula="of:=COUNTIF(note;&quot;&lt;=&quot;&amp;n_fin)" office:value-type="float" office:value="31">
            <text:p>31</text:p>
          </table:table-cell>
          <table:table-cell table:formula="of:=[.H23]-[.G23]" office:value-type="float" office:value="7">
            <text:p>7</text:p>
          </table:table-cell>
          <table:table-cell table:number-columns-repeated="1015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math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meca</text:p>
          </table:table-cell>
          <table:table-cell table:number-columns-repeated="1022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meca</text:p>
          </table:table-cell>
          <table:table-cell table:number-columns-repeated="1022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math</text:p>
          </table:table-cell>
          <table:table-cell table:number-columns-repeated="1022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math</text:p>
          </table:table-cell>
          <table:table-cell table:number-columns-repeated="1022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trh</text:p>
          </table:table-cell>
          <table:table-cell table:number-columns-repeated="1022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trh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info</text:p>
          </table:table-cell>
          <table:table-cell table:number-columns-repeated="1022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fo</text:p>
          </table:table-cell>
          <table:table-cell table:number-columns-repeated="1022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elec</text:p>
          </table:table-cell>
          <table:table-cell table:number-columns-repeated="1022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style-name="Default" table:formula="of:=COUNT(note)" office:value-type="float" office:value="31">
            <text:p>31</text:p>
          </table:table-cell>
          <table:table-cell table:style-name="Default"/>
          <table:table-cell table:number-columns-repeated="1022"/>
        </table:table-row>
      </table:table>
      <table:table table:name="Feuille1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>
        <table:named-range table:name="note" table:base-cell-address="$ex_cor_note.$H$8" table:cell-range-address="$ex_cor_note.$A$3:.$A$42"/>
        <table:named-range table:name="mat" table:base-cell-address="$ex_cor_note.$H$8" table:cell-range-address="$ex_cor_note.$B$3:.$B$42"/>
        <table:named-range table:name="ue" table:base-cell-address="$ex_cor_note.$H$8" table:cell-range-address="$ex_cor_note.$G$3:.$G$8"/>
        <table:named-range table:name="n_deb" table:base-cell-address="$ex_cor_note.$H$8" table:cell-range-address="$ex_cor_note.$E$20:.$E$23"/>
        <table:named-range table:name="n_fin" table:base-cell-address="$ex_cor_note.$H$8" table:cell-range-address="$ex_cor_note.$F$20:.$F$23"/>
        <table:named-range table:name="lst_mat" table:base-cell-address="$ex_cor_note.$H$8" table:cell-range-address="$ex_cor_note.$E$3:.$E$8"/>
        <table:named-range table:name="lst_ue" table:base-cell-address="$ex_cor_note.$H$8" table:cell-range-address="$ex_cor_note.$E$13:.$E$15"/>
        <table:named-range table:name="s_note_mat" table:base-cell-address="$ex_cor_note.$H$8" table:cell-range-address="$ex_cor_note.$I$3:.$I$8"/>
        <table:named-range table:name="nb_note_mat" table:base-cell-address="$ex_cor_note.$H$8" table:cell-range-address="$ex_cor_note.$H$3:.$H$8"/>
        <table:named-range table:name="c_mat" table:base-cell-address="$ex_cor_note.$F$8" table:cell-range-address="$ex_cor_note.$F$3:.$F$8"/>
        <table:named-range table:name="moy_mat" table:base-cell-address="$ex_cor_note.$J$8" table:cell-range-address="$ex_cor_note.$J$3:.$J$8"/>
        <table:named-range table:name="prod_moy_coeff" table:base-cell-address="$ex_cor_note.$K$8" table:cell-range-address="$ex_cor_note.$K$3:.$K$8"/>
        <table:named-range table:name="s_coeff" table:base-cell-address="$ex_cor_note.$I$15" table:cell-range-address="$ex_cor_note.$I$13:.$I$15"/>
        <table:named-range table:name="s_moy_coeff" table:base-cell-address="$ex_cor_note.$J$15" table:cell-range-address="$ex_cor_note.$J$13:.$J$1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08">08/11/2010</text:date>, <text:time>09:30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0-11-08T09:30:56.57</dc:date>
    <meta:editing-duration>PT01H06M08S</meta:editing-duration>
    <meta:editing-cycles>2</meta:editing-cycles>
    <meta:generator>OpenOffice.org/3.2$Win32 OpenOffice.org_project/320m18$Build-9502</meta:generator>
    <meta:document-statistic meta:table-count="2" meta:cell-count="183" meta:object-count="0"/>
  </office:meta>
</office:document-meta>
</file>